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9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table:number-columns-repeated="2" office:value-type="string" calcext:value-type="string">
            <text:p>Q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8" office:value-type="string" calcext:value-type="string">
            <text:p>I0.0</text:p>
          </table:table-cell>
          <table:table-cell table:style-name="ce9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2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3</text:p>
          </table:table-cell>
          <table:table-cell table:style-name="ce8" office:value-type="string" calcext:value-type="string">
            <text:p>I0.1</text:p>
          </table:table-cell>
          <table:table-cell table:style-name="ce9" office:value-type="string" calcext:value-type="string">
            <text:p>Use port:I0.1，工作在0模式，控制位SM1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5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8" office:value-type="string" calcext:value-type="string">
            <text:p>I0.3</text:p>
          </table:table-cell>
          <table:table-cell table:style-name="ce9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9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9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9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table:formula="of:=[.G31]*[.F19]" office:value-type="float" office:value="38092800" calcext:value-type="float">
            <text:p>3809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MonitorGapRate</text:p>
          </table:table-cell>
          <table:table-cell table:style-name="ce2" table:formula="of:=[.F32]/[.F17]" office:value-type="float" office:value="37200" calcext:value-type="float">
            <text:p>37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5]-[.F28])/([.F24]/[.F26]-[.F27]/[.F29])" office:value-type="float" office:value="8.09589041095885" calcext:value-type="float">
            <text:p>8.095890410958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29]*[.F28]*[.F24]-[.F27]*[.F26]*[.F25])/([.F27]*[.F26]-[.F29]*[.F24])" office:value-type="float" office:value="-0.00684931506849315" calcext:value-type="float">
            <text:p>-0.0068493150684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3]/[.F22]*[.F34]-[.F35]" office:value-type="float" office:value="5.02630136986298" calcext:value-type="float">
            <text:p>5.026301369862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36]-3)*[.F17]" office:value-type="float" office:value="2074.93260273969" calcext:value-type="float">
            <text:p>2074.932602739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table:style-name="ce5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 On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4T16:27:55.974513266</dc:date>
    <meta:editing-duration>P3DT3H54M3S</meta:editing-duration>
    <meta:editing-cycles>47</meta:editing-cycles>
    <meta:generator>LibreOffice_Vanilla/6.2.1.3$MacOSX_X86_64 LibreOffice_project/e485074f4984fbc86184b6aa3aba3228d0150755</meta:generator>
    <meta:document-statistic meta:table-count="5" meta:cell-count="305" meta:object-count="0"/>
  </office:meta>
</office:document-meta>
</file>